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DefinitionLis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ListImpl.remov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DefinitionListImpl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DefinitionLis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DefinitionListImpl.preBuild( Object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letDefinitionListImpl.add( String 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DefinitionList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DefinitionListImpl.remove( ServletDefinition servl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DefinitionLis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